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4152" calcext:value-type="float">
            <text:p>65.2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2128" calcext:value-type="float">
            <text:p>65.0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2904" calcext:value-type="float">
            <text:p>64.3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5224" calcext:value-type="float">
            <text:p>63.8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7" calcext:value-type="float">
            <text:p>63.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068" calcext:value-type="float">
            <text:p>62.5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4272" calcext:value-type="float">
            <text:p>62.3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9912" calcext:value-type="float">
            <text:p>61.7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6072" calcext:value-type="float">
            <text:p>61.5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1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0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0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5232" calcext:value-type="float">
            <text:p>51.0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5944" calcext:value-type="float">
            <text:p>50.6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3752" calcext:value-type="float">
            <text:p>50.5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4128" calcext:value-type="float">
            <text:p>50.5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9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5072" calcext:value-type="float">
            <text:p>53.5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8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8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8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8624" calcext:value-type="float">
            <text:p>52.9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4496" calcext:value-type="float">
            <text:p>51.9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703</text:p>
          </table:table-cell>
          <table:table-cell office:value-type="string" calcext:value-type="string">
            <text:p>TWDB:1151703</text:p>
          </table:table-cell>
          <table:table-cell office:value-type="string" calcext:value-type="string">
            <text:p>198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188" calcext:value-type="float">
            <text:p>49.3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6" meta:object-count="0"/>
    <meta:user-defined meta:name="AppVersion">3.0</meta:user-defined>
  </office:meta>
</office:document-meta>
</file>